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8:40:11.020949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24T20:52:35.998973454</dc:date>
    <meta:editing-duration>P2DT8H16M24S</meta:editing-duration>
    <meta:editing-cycles>219</meta:editing-cycles>
    <meta:generator>LibreOffice/5.2.2.2.0$Linux_X86_64 LibreOffice_project/20m0$Build-2</meta:generator>
    <meta:document-statistic meta:table-count="1" meta:cell-count="3255" meta:object-count="0"/>
  </office:meta>
</office:document-meta>
</file>